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f81a" officeooo:paragraph-rsid="000ff2c9"/>
    </style:style>
    <style:style style:name="T1" style:family="text">
      <style:text-properties officeooo:rsid="00153a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, написать код на питоне. Программа должна создавать <text:span text:style-name="T1">3d модели в блендере, нужно написать программу так: программа запускается, переход к окну где будут либо кнопки для создания 3d модели, либо небольшое окно с инструментами для 3d моделирования. Это должно быть связано с blender и в будущем должна быть возможность к привязке github, модель что будет создана в программе, должна запускаться в blender. В конечном итоге нужно создать 3d модель молотк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6:45:06.051994588</meta:creation-date>
    <dc:date>2025-02-05T14:13:54.841179455</dc:date>
    <meta:editing-duration>PT45M56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1" meta:word-count="70" meta:character-count="459" meta:non-whitespace-character-count="390"/>
  </office:meta>
</office:document-meta>
</file>